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row table:style-name="ro1">
          <table:table-cell table:style-name="ce1" office:value-type="string">
            <text:p>STEPS</text:p>
          </table:table-cell>
          <table:table-cell table:style-name="ce1" office:value-type="string">
            <text:p>SNAP: CP</text:p>
          </table:table-cell>
          <table:table-cell table:style-name="ce1" office:value-type="string">
            <text:p>ru_utime (sec)</text:p>
          </table:table-cell>
          <table:table-cell table:style-name="ce1" office:value-type="string">
            <text:p>clock_t (ms)</text:p>
          </table:table-cell>
          <table:table-cell table:style-name="ce1" office:value-type="string">
            <text:p>Y1*(1)</text:p>
          </table:table-cell>
          <table:table-cell table:style-name="ce1" office:value-type="string">
            <text:p>Y2*(1)</text:p>
          </table:table-cell>
          <table:table-cell table:style-name="ce1" office:value-type="string">
            <text:p>L1*(0)</text:p>
          </table:table-cell>
          <table:table-cell table:style-name="ce1" office:value-type="string">
            <text:p>L2*(0)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.12">
            <text:p>0.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0.20001">
            <text:p>0.2000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0.36002">
            <text:p>0.36002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0.48003">
            <text:p>0.4800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0.60003">
            <text:p>0.60003</text:p>
          </table:table-cell>
          <table:table-cell office:value-type="float" office:value="70">
            <text:p>70</text:p>
          </table:table-cell>
          <table:table-cell office:value-type="float" office:value="0.6087725">
            <text:p>0.6087725</text:p>
          </table:table-cell>
          <table:table-cell office:value-type="float" office:value="0.8641645">
            <text:p>0.8641645</text:p>
          </table:table-cell>
          <table:table-cell office:value-type="float" office:value="1.728329">
            <text:p>1.7283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0">
            <text:p>10</text:p>
          </table:table-cell>
          <table:table-cell office:value-type="float" office:value="0.80005">
            <text:p>0.80005</text:p>
          </table:table-cell>
          <table:table-cell office:value-type="float" office:value="90">
            <text:p>90</text:p>
          </table:table-cell>
          <table:table-cell office:value-type="float" office:value="0.6087725">
            <text:p>0.6087725</text:p>
          </table:table-cell>
          <table:table-cell office:value-type="float" office:value="0.8641645">
            <text:p>0.8641645</text:p>
          </table:table-cell>
          <table:table-cell office:value-type="float" office:value="1.728329">
            <text:p>1.7283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0">
            <text:p>10</text:p>
          </table:table-cell>
          <table:table-cell office:value-type="float" office:value="0.84005">
            <text:p>0.84005</text:p>
          </table:table-cell>
          <table:table-cell office:value-type="float" office:value="90">
            <text:p>90</text:p>
          </table:table-cell>
          <table:table-cell office:value-type="float" office:value="0.6087725">
            <text:p>0.6087725</text:p>
          </table:table-cell>
          <table:table-cell office:value-type="float" office:value="0.8641645">
            <text:p>0.8641645</text:p>
          </table:table-cell>
          <table:table-cell office:value-type="float" office:value="1.728329">
            <text:p>1.7283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0.104006">
            <text:p>0.104006</text:p>
          </table:table-cell>
          <table:table-cell office:value-type="float" office:value="130">
            <text:p>130</text:p>
          </table:table-cell>
          <table:table-cell office:value-type="float" office:value="0.6087725">
            <text:p>0.6087725</text:p>
          </table:table-cell>
          <table:table-cell office:value-type="float" office:value="0.8641645">
            <text:p>0.8641645</text:p>
          </table:table-cell>
          <table:table-cell office:value-type="float" office:value="1.728329">
            <text:p>1.7283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 office:value-type="float" office:value="50000">
            <text:p>5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4"/>
        </table:table-row>
        <table:table-row table:style-name="ro2" table:number-rows-repeated="104856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Linh</meta:initial-creator>
    <meta:creation-date>2015-07-17T17:14:02</meta:creation-date>
    <dc:date>2015-07-17T18:41:59</dc:date>
    <dc:creator>To Linh</dc:creator>
    <meta:editing-duration>PT27M36S</meta:editing-duration>
    <meta:editing-cycles>2</meta:editing-cycles>
    <meta:generator>LibreOffice/3.5$Linux_x86 LibreOffice_project/350m1$Build-2</meta:generator>
    <meta:document-statistic meta:table-count="3" meta:cell-count="60" meta:object-count="0"/>
  </office:meta>
</office:document-meta>
</file>